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/>
    <style:style style:name="P3" style:family="paragraph" style:parent-style-name="Standard" style:list-style-name="L2"/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2">
        <text:list-item>
          <text:p text:style-name="P1">List item 1</text:p>
        </text:list-item>
        <text:list-item>
          <text:p text:style-name="P1">List item 2</text:p>
          <text:list>
            <text:list-item>
              <text:p text:style-name="P1">List item 2.1</text:p>
            </text:list-item>
            <text:list-item>
              <text:p text:style-name="P1">List item 2.2</text:p>
              <text:list>
                <text:list-item>
                  <text:p text:style-name="P1">List item 2.2.1</text:p>
                </text:list-item>
                <text:list-item>
                  <text:p text:style-name="P1">List item 2.2.2</text:p>
                </text:list-item>
              </text:list>
            </text:list-item>
            <text:list-item>
              <text:p text:style-name="P1">List item 2.3</text:p>
              <text:list>
                <text:list-item>
                  <text:p text:style-name="P1">List item 2.3.1</text:p>
                </text:list-item>
                <text:list-item>
                  <text:p text:style-name="P1">List item 2.3.2</text:p>
                </text:list-item>
              </text:list>
            </text:list-item>
            <text:list-item>
              <text:p text:style-name="P1">List item 2.4</text:p>
            </text:list-item>
          </text:list>
        </text:list-item>
        <text:list-item>
          <text:p text:style-name="P1">List item 3</text:p>
        </text:list-item>
        <text:list-item>
          <text:p text:style-name="P1">List item 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11:21</meta:creation-date>
    <dc:creator>Bernhard Haumacher</dc:creator>
    <dc:date>2007-05-17T20:13:43</dc:date>
    <dc:language>de-DE</dc:language>
    <meta:editing-cycles>3</meta:editing-cycles>
    <meta:editing-duration>PT1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36" meta:character-count="156"/>
  </office:meta>
</office:document-meta>
</file>